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02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1.0902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Speed calculat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table:number-columns-spanned="3" table:number-rows-spanned="1">
            <text:p>Speed</text:p>
          </table:table-cell>
          <table:covered-table-cell table:number-columns-repeated="2"/>
        </table:table-row>
        <table:table-row table:style-name="ro1">
          <table:table-cell office:value-type="string">
            <text:p>rpm</text:p>
          </table:table-cell>
          <table:table-cell office:value-type="string">
            <text:p>wheel diameter [mm]</text:p>
          </table:table-cell>
          <table:table-cell office:value-type="string">
            <text:p>circumference [mm]</text:p>
          </table:table-cell>
          <table:table-cell office:value-type="string">
            <text:p>m/s</text:p>
          </table:table-cell>
          <table:table-cell office:value-type="string">
            <text:p>miles/h</text:p>
          </table:table-cell>
          <table:table-cell office:value-type="string">
            <text:p>km/h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table:formula="of:=2 * [.B4] * PI()" office:value-type="float" office:value="314.159265358979">
            <text:p>314.16</text:p>
          </table:table-cell>
          <table:table-cell table:formula="of:=[.A4]/60*[.C4]/1000" office:value-type="float" office:value="0.261799387799149">
            <text:p>0.26</text:p>
          </table:table-cell>
          <table:table-cell table:formula="of:=[.D4]/1609.344*3600" office:value-type="float" office:value="0.585628551805542">
            <text:p>0.59</text:p>
          </table:table-cell>
          <table:table-cell table:formula="of:=[.D4]/1000*3600" office:value-type="float" office:value="0.942477796076938">
            <text:p>0.9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2 * [.B5] * PI()" office:value-type="float" office:value="628.318530717959">
            <text:p>628.32</text:p>
          </table:table-cell>
          <table:table-cell table:formula="of:=[.A4]/60*[.C5]/1000" office:value-type="float" office:value="0.523598775598299">
            <text:p>0.52</text:p>
          </table:table-cell>
          <table:table-cell table:formula="of:=[.D5]/1609.344*3600" office:value-type="float" office:value="1.17125710361108">
            <text:p>1.17</text:p>
          </table:table-cell>
          <table:table-cell table:formula="of:=[.D5]/1000*3600" office:value-type="float" office:value="1.88495559215388">
            <text:p>1.88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2 * [.B6] * PI()" office:value-type="float" office:value="1256.63706143592">
            <text:p>1256.64</text:p>
          </table:table-cell>
          <table:table-cell table:formula="of:=[.A4]/60*[.C6]/1000" office:value-type="float" office:value="1.0471975511966">
            <text:p>1.05</text:p>
          </table:table-cell>
          <table:table-cell table:formula="of:=[.D6]/1609.344*3600" office:value-type="float" office:value="2.34251420722217">
            <text:p>2.34</text:p>
          </table:table-cell>
          <table:table-cell table:formula="of:=[.D6]/1000*3600" office:value-type="float" office:value="3.76991118430775">
            <text:p>3.77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2 * [.B7] * PI()" office:value-type="float" office:value="2199.11485751286">
            <text:p>2199.11</text:p>
          </table:table-cell>
          <table:table-cell table:formula="of:=[.A4]/60*[.C7]/1000" office:value-type="float" office:value="1.83259571459405">
            <text:p>1.83</text:p>
          </table:table-cell>
          <table:table-cell table:formula="of:=[.D7]/1609.344*3600" office:value-type="float" office:value="4.09939986263879">
            <text:p>4.1</text:p>
          </table:table-cell>
          <table:table-cell table:formula="of:=[.D7]/1000*3600" office:value-type="float" office:value="6.59734457253856">
            <text:p>6.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6/01/2010</text:date>, <text:time>18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Rainer Hessmer</meta:initial-creator>
    <meta:creation-date>2008-12-26T09:52:09</meta:creation-date>
    <dc:creator>Rainer Hessmer</dc:creator>
    <dc:date>2010-06-01T18:17:21.85</dc:date>
    <meta:editing-cycles>2</meta:editing-cycles>
    <meta:editing-duration>PT00H03M39S</meta:editing-duration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